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2in" svg:height="3.5453in" svg:x="15.8555in" svg:y="4.4339in">
            <draw:object draw:notify-on-update-of-ranges="Sheet1.T1:Sheet1.W1 Sheet1.T2:Sheet1.W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49in" svg:height="3.5453in" svg:x="8.8358in" svg:y="4.5701in">
            <draw:object draw:notify-on-update-of-ranges="Sheet1.C29:Sheet1.I29 Sheet1.C30:Sheet1.I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llamados a memori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lec-esc</text:p>
          </table:table-cell>
          <table:table-cell office:value-type="string" calcext:value-type="string">
            <text:p>Asm+8 lec-esc</text:p>
          </table:table-cell>
          <table:table-cell office:value-type="string" calcext:value-type="string">
            <text:p>Asm+16 lec-esc</text:p>
          </table:table-cell>
          <table:table-cell/>
          <table:table-cell office:value-type="string" calcext:value-type="string">
            <text:p>suma P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123248" calcext:value-type="float">
            <text:p>123248</text:p>
          </table:table-cell>
          <table:table-cell office:value-type="float" office:value="110920" calcext:value-type="float">
            <text:p>110920</text:p>
          </table:table-cell>
          <table:table-cell office:value-type="float" office:value="114592" calcext:value-type="float">
            <text:p>114592</text:p>
          </table:table-cell>
          <table:table-cell office:value-type="float" office:value="125368" calcext:value-type="float">
            <text:p>125368</text:p>
          </table:table-cell>
          <table:table-cell table:number-columns-repeated="2"/>
          <table:table-cell table:formula="of:=AVERAGE([.B4:.B9])" office:value-type="float" office:value="165577.333333333" calcext:value-type="float">
            <text:p>165577.333333333</text:p>
          </table:table-cell>
          <table:table-cell table:formula="of:=AVERAGE([.C4:.C9])" office:value-type="float" office:value="176522.666666667" calcext:value-type="float">
            <text:p>176522.666666667</text:p>
          </table:table-cell>
          <table:table-cell table:formula="of:=AVERAGE([.D4:.D9])" office:value-type="float" office:value="161350.666666667" calcext:value-type="float">
            <text:p>161350.666666667</text:p>
          </table:table-cell>
          <table:table-cell table:formula="of:=AVERAGE([.E4:.E9])" office:value-type="float" office:value="171126.666666667" calcext:value-type="float">
            <text:p>171126.666666667</text:p>
          </table:table-cell>
          <table:table-cell table:number-columns-repeated="2"/>
          <table:table-cell table:formula="of:=([.B4]-[.H$2])^2" office:value-type="float" office:value="924241068.444445" calcext:value-type="float">
            <text:p>924241068.444445</text:p>
          </table:table-cell>
          <table:table-cell table:formula="of:=([.C4]-[.I$2])^2" office:value-type="float" office:value="1340926748.44444" calcext:value-type="float">
            <text:p>1340926748.44444</text:p>
          </table:table-cell>
          <table:table-cell table:formula="of:=([.D4]-[.J$2])^2" office:value-type="float" office:value="626934828.444444" calcext:value-type="float">
            <text:p>626934828.444444</text:p>
          </table:table-cell>
          <table:table-cell table:formula="of:=([.E4]-[.K$2])^2" office:value-type="float" office:value="653654444.444444" calcext:value-type="float">
            <text:p>653654444.444444</text:p>
          </table:table-cell>
          <table:table-cell table:number-columns-repeated="2"/>
          <table:table-cell table:formula="of:=SUM([.N2:.N7])/6" office:value-type="float" office:value="865379379.555556" calcext:value-type="float">
            <text:p>865379379.555556</text:p>
          </table:table-cell>
          <table:table-cell table:formula="of:=SUM([.O2:.O7])/6" office:value-type="float" office:value="2134769528.88889" calcext:value-type="float">
            <text:p>2134769528.88889</text:p>
          </table:table-cell>
          <table:table-cell table:formula="of:=SUM([.P2:.P7])/6" office:value-type="float" office:value="707891784.888889" calcext:value-type="float">
            <text:p>707891784.888889</text:p>
          </table:table-cell>
          <table:table-cell table:formula="of:=SUM([.Q2:.Q7])/6" office:value-type="float" office:value="538433182.222222" calcext:value-type="float">
            <text:p>538433182.222222</text:p>
          </table:table-cell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39592" calcext:value-type="float">
            <text:p>139592</text:p>
          </table:table-cell>
          <table:table-cell office:value-type="float" office:value="118040" calcext:value-type="float">
            <text:p>118040</text:p>
          </table:table-cell>
          <table:table-cell office:value-type="float" office:value="143248" calcext:value-type="float">
            <text:p>143248</text:p>
          </table:table-cell>
          <table:table-cell table:number-columns-repeated="8"/>
          <table:table-cell table:formula="of:=([.B5]-[.H$2])^2" office:value-type="float" office:value="871509121.777778" calcext:value-type="float">
            <text:p>871509121.777778</text:p>
          </table:table-cell>
          <table:table-cell table:formula="of:=([.C5]-[.I$2])^2" office:value-type="float" office:value="1234725895.11111" calcext:value-type="float">
            <text:p>1234725895.11111</text:p>
          </table:table-cell>
          <table:table-cell table:formula="of:=([.D5]-[.J$2])^2" office:value-type="float" office:value="439265708.444444" calcext:value-type="float">
            <text:p>439265708.444444</text:p>
          </table:table-cell>
          <table:table-cell table:formula="of:=([.E5]-[.K$2])^2" office:value-type="float" office:value="512871511.111111" calcext:value-type="float">
            <text:p>512871511.111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39904" calcext:value-type="float">
            <text:p>139904</text:p>
          </table:table-cell>
          <table:table-cell office:value-type="float" office:value="136312" calcext:value-type="float">
            <text:p>136312</text:p>
          </table:table-cell>
          <table:table-cell office:value-type="float" office:value="145560" calcext:value-type="float">
            <text:p>145560</text:p>
          </table:table-cell>
          <table:table-cell table:number-columns-repeated="8"/>
          <table:table-cell table:formula="of:=([.B6]-[.H$2])^2" office:value-type="float" office:value="28572588.4444445" calcext:value-type="float">
            <text:p>28572588.4444445</text:p>
          </table:table-cell>
          <table:table-cell table:formula="of:=([.C6]-[.I$2])^2" office:value-type="float" office:value="1225186673.77778" calcext:value-type="float">
            <text:p>1225186673.77778</text:p>
          </table:table-cell>
          <table:table-cell table:formula="of:=([.D6]-[.J$2])^2" office:value-type="float" office:value="129565100.444444" calcext:value-type="float">
            <text:p>129565100.444444</text:p>
          </table:table-cell>
          <table:table-cell table:formula="of:=([.E6]-[.K$2])^2" office:value-type="float" office:value="103523841.777778" calcext:value-type="float">
            <text:p>103523841.777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056" calcext:value-type="float">
            <text:p>136056</text:p>
          </table:table-cell>
          <table:table-cell office:value-type="float" office:value="141384" calcext:value-type="float">
            <text:p>141384</text:p>
          </table:table-cell>
          <table:table-cell office:value-type="float" office:value="140392" calcext:value-type="float">
            <text:p>140392</text:p>
          </table:table-cell>
          <table:table-cell office:value-type="float" office:value="148480" calcext:value-type="float">
            <text:p>148480</text:p>
          </table:table-cell>
          <table:table-cell table:number-columns-repeated="8"/>
          <table:table-cell table:formula="of:=([.B7]-[.H$2])^2" office:value-type="float" office:value="23129687.1111112" calcext:value-type="float">
            <text:p>23129687.1111112</text:p>
          </table:table-cell>
          <table:table-cell table:formula="of:=([.C7]-[.I$2])^2" office:value-type="float" office:value="285564935.111111" calcext:value-type="float">
            <text:p>285564935.111111</text:p>
          </table:table-cell>
          <table:table-cell table:formula="of:=([.D7]-[.J$2])^2" office:value-type="float" office:value="77275820.4444443" calcext:value-type="float">
            <text:p>77275820.4444443</text:p>
          </table:table-cell>
          <table:table-cell table:formula="of:=([.E7]-[.K$2])^2" office:value-type="float" office:value="4156161.77777774" calcext:value-type="float">
            <text:p>4156161.77777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41520" calcext:value-type="float">
            <text:p>141520</text:p>
          </table:table-cell>
          <table:table-cell office:value-type="float" office:value="149968" calcext:value-type="float">
            <text:p>149968</text:p>
          </table:table-cell>
          <table:table-cell office:value-type="float" office:value="160952" calcext:value-type="float">
            <text:p>160952</text:p>
          </table:table-cell>
          <table:table-cell table:number-columns-repeated="8"/>
          <table:table-cell table:formula="of:=([.B8]-[.H$2])^2" office:value-type="float" office:value="194621100.444444" calcext:value-type="float">
            <text:p>194621100.444444</text:p>
          </table:table-cell>
          <table:table-cell table:formula="of:=([.C8]-[.I$2])^2" office:value-type="float" office:value="1492225393.77778" calcext:value-type="float">
            <text:p>1492225393.77778</text:p>
          </table:table-cell>
          <table:table-cell table:formula="of:=([.D8]-[.J$2])^2" office:value-type="float" office:value="176181377.777778" calcext:value-type="float">
            <text:p>176181377.777778</text:p>
          </table:table-cell>
          <table:table-cell table:formula="of:=([.E8]-[.K$2])^2" office:value-type="float" office:value="489707393.777778" calcext:value-type="float">
            <text:p>489707393.777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768" calcext:value-type="float">
            <text:p>160768</text:p>
          </table:table-cell>
          <table:table-cell office:value-type="float" office:value="159624" calcext:value-type="float">
            <text:p>159624</text:p>
          </table:table-cell>
          <table:table-cell office:value-type="float" office:value="152560" calcext:value-type="float">
            <text:p>152560</text:p>
          </table:table-cell>
          <table:table-cell office:value-type="float" office:value="169088" calcext:value-type="float">
            <text:p>169088</text:p>
          </table:table-cell>
          <table:table-cell table:number-columns-repeated="8"/>
          <table:table-cell table:formula="of:=([.B9]-[.H$2])^2" office:value-type="float" office:value="3150202711.11111" calcext:value-type="float">
            <text:p>3150202711.11111</text:p>
          </table:table-cell>
          <table:table-cell table:formula="of:=([.C9]-[.I$2])^2" office:value-type="float" office:value="7229987527.11111" calcext:value-type="float">
            <text:p>7229987527.11111</text:p>
          </table:table-cell>
          <table:table-cell table:formula="of:=([.D9]-[.J$2])^2" office:value-type="float" office:value="2798127873.77778" calcext:value-type="float">
            <text:p>2798127873.77778</text:p>
          </table:table-cell>
          <table:table-cell table:formula="of:=([.E9]-[.K$2])^2" office:value-type="float" office:value="1466685740.44445" calcext:value-type="float">
            <text:p>1466685740.44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215152" calcext:value-type="float">
            <text:p>215152</text:p>
          </table:table-cell>
          <table:table-cell office:value-type="float" office:value="174624" calcext:value-type="float">
            <text:p>174624</text:p>
          </table:table-cell>
          <table:table-cell office:value-type="float" office:value="193256" calcext:value-type="float">
            <text:p>19325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1704" calcext:value-type="float">
            <text:p>221704</text:p>
          </table:table-cell>
          <table:table-cell office:value-type="float" office:value="261552" calcext:value-type="float">
            <text:p>261552</text:p>
          </table:table-cell>
          <table:table-cell office:value-type="float" office:value="214248" calcext:value-type="float">
            <text:p>214248</text:p>
          </table:table-cell>
          <table:table-cell office:value-type="float" office:value="209424" calcext:value-type="float">
            <text:p>2094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7008" calcext:value-type="float">
            <text:p>267008</text:p>
          </table:table-cell>
          <table:table-cell office:value-type="float" office:value="301680" calcext:value-type="float">
            <text:p>301680</text:p>
          </table:table-cell>
          <table:table-cell office:value-type="float" office:value="220264" calcext:value-type="float">
            <text:p>220264</text:p>
          </table:table-cell>
          <table:table-cell office:value-type="float" office:value="326984" calcext:value-type="float">
            <text:p>32698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0360" calcext:value-type="float">
            <text:p>320360</text:p>
          </table:table-cell>
          <table:table-cell office:value-type="float" office:value="348568" calcext:value-type="float">
            <text:p>348568</text:p>
          </table:table-cell>
          <table:table-cell office:value-type="float" office:value="346960" calcext:value-type="float">
            <text:p>346960</text:p>
          </table:table-cell>
          <table:table-cell office:value-type="float" office:value="373312" calcext:value-type="float">
            <text:p>373312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Operaciones aridmetica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/>
          <table:table-cell office:value-type="string" calcext:value-type="string">
            <text:p>suma P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123248" calcext:value-type="float">
            <text:p>123248</text:p>
          </table:table-cell>
          <table:table-cell office:value-type="float" office:value="99848" calcext:value-type="float">
            <text:p>99848</text:p>
          </table:table-cell>
          <table:table-cell office:value-type="float" office:value="126696" calcext:value-type="float">
            <text:p>126696</text:p>
          </table:table-cell>
          <table:table-cell office:value-type="float" office:value="121544" calcext:value-type="float">
            <text:p>121544</text:p>
          </table:table-cell>
          <table:table-cell table:number-columns-repeated="2"/>
          <table:table-cell table:formula="of:=AVERAGE([.B17:.B22])" office:value-type="float" office:value="159167.333333333" calcext:value-type="float">
            <text:p>159167.333333333</text:p>
          </table:table-cell>
          <table:table-cell table:formula="of:=AVERAGE([.C17:.C22])" office:value-type="float" office:value="157544.5" calcext:value-type="float">
            <text:p>157544.5</text:p>
          </table:table-cell>
          <table:table-cell table:formula="of:=AVERAGE([.D17:.D22])" office:value-type="float" office:value="165097.5" calcext:value-type="float">
            <text:p>165097.5</text:p>
          </table:table-cell>
          <table:table-cell table:formula="of:=AVERAGE([.E17:.E22])" office:value-type="float" office:value="150744" calcext:value-type="float">
            <text:p>150744</text:p>
          </table:table-cell>
          <table:table-cell table:number-columns-repeated="2"/>
          <table:table-cell table:formula="of:=([.B17]-[.H$15])^2" office:value-type="float" office:value="575584075.111112" calcext:value-type="float">
            <text:p>575584075.111112</text:p>
          </table:table-cell>
          <table:table-cell table:formula="of:=([.C17]-[.I$15])^2" office:value-type="float" office:value="519498056.25" calcext:value-type="float">
            <text:p>519498056.25</text:p>
          </table:table-cell>
          <table:table-cell table:formula="of:=([.D17]-[.J$15])^2" office:value-type="float" office:value="665304642.25" calcext:value-type="float">
            <text:p>665304642.25</text:p>
          </table:table-cell>
          <table:table-cell table:formula="of:=([.E17]-[.K$15])^2" office:value-type="float" office:value="430313536" calcext:value-type="float">
            <text:p>430313536</text:p>
          </table:table-cell>
          <table:table-cell table:number-columns-repeated="2"/>
          <table:table-cell table:formula="of:=SUM([.N15:.N20])/6" office:value-type="float" office:value="351276012.888889" calcext:value-type="float">
            <text:p>351276012.888889</text:p>
          </table:table-cell>
          <table:table-cell table:formula="of:=SUM([.O15:.O20])/6" office:value-type="float" office:value="814382347.916667" calcext:value-type="float">
            <text:p>814382347.916667</text:p>
          </table:table-cell>
          <table:table-cell table:formula="of:=SUM([.P15:.P20])/6" office:value-type="float" office:value="375771325.916667" calcext:value-type="float">
            <text:p>375771325.916667</text:p>
          </table:table-cell>
          <table:table-cell table:formula="of:=SUM([.Q15:.Q20])/6" office:value-type="float" office:value="504311914.666667" calcext:value-type="float">
            <text:p>504311914.666667</text:p>
          </table:table-cell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26960" calcext:value-type="float">
            <text:p>126960</text:p>
          </table:table-cell>
          <table:table-cell office:value-type="float" office:value="137184" calcext:value-type="float">
            <text:p>137184</text:p>
          </table:table-cell>
          <table:table-cell office:value-type="float" office:value="125800" calcext:value-type="float">
            <text:p>125800</text:p>
          </table:table-cell>
          <table:table-cell table:number-columns-repeated="8"/>
          <table:table-cell table:formula="of:=([.B18]-[.H$15])^2" office:value-type="float" office:value="534133728.444445" calcext:value-type="float">
            <text:p>534133728.444445</text:p>
          </table:table-cell>
          <table:table-cell table:formula="of:=([.C18]-[.I$15])^2" office:value-type="float" office:value="475959672.25" calcext:value-type="float">
            <text:p>475959672.25</text:p>
          </table:table-cell>
          <table:table-cell table:formula="of:=([.D18]-[.J$15])^2" office:value-type="float" office:value="401661722.25" calcext:value-type="float">
            <text:p>401661722.25</text:p>
          </table:table-cell>
          <table:table-cell table:formula="of:=([.E18]-[.K$15])^2" office:value-type="float" office:value="247621696" calcext:value-type="float">
            <text:p>247621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34752" calcext:value-type="float">
            <text:p>134752</text:p>
          </table:table-cell>
          <table:table-cell office:value-type="float" office:value="139304" calcext:value-type="float">
            <text:p>139304</text:p>
          </table:table-cell>
          <table:table-cell office:value-type="float" office:value="130000" calcext:value-type="float">
            <text:p>130000</text:p>
          </table:table-cell>
          <table:table-cell table:number-columns-repeated="8"/>
          <table:table-cell table:formula="of:=([.B19]-[.H$15])^2" office:value-type="float" office:value="1133515.11111109" calcext:value-type="float">
            <text:p>1133515.11111109</text:p>
          </table:table-cell>
          <table:table-cell table:formula="of:=([.C19]-[.I$15])^2" office:value-type="float" office:value="356171256.25" calcext:value-type="float">
            <text:p>356171256.25</text:p>
          </table:table-cell>
          <table:table-cell table:formula="of:=([.D19]-[.J$15])^2" office:value-type="float" office:value="90506682.25" calcext:value-type="float">
            <text:p>90506682.25</text:p>
          </table:table-cell>
          <table:table-cell table:formula="of:=([.E19]-[.K$15])^2" office:value-type="float" office:value="218566656" calcext:value-type="float">
            <text:p>218566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056" calcext:value-type="float">
            <text:p>136056</text:p>
          </table:table-cell>
          <table:table-cell office:value-type="float" office:value="135728" calcext:value-type="float">
            <text:p>135728</text:p>
          </table:table-cell>
          <table:table-cell office:value-type="float" office:value="145056" calcext:value-type="float">
            <text:p>145056</text:p>
          </table:table-cell>
          <table:table-cell office:value-type="float" office:value="135008" calcext:value-type="float">
            <text:p>135008</text:p>
          </table:table-cell>
          <table:table-cell table:number-columns-repeated="8"/>
          <table:table-cell table:formula="of:=([.B20]-[.H$15])^2" office:value-type="float" office:value="2562133.77777775" calcext:value-type="float">
            <text:p>2562133.77777775</text:p>
          </table:table-cell>
          <table:table-cell table:formula="of:=([.C20]-[.I$15])^2" office:value-type="float" office:value="214578552.25" calcext:value-type="float">
            <text:p>214578552.25</text:p>
          </table:table-cell>
          <table:table-cell table:formula="of:=([.D20]-[.J$15])^2" office:value-type="float" office:value="168337650.25" calcext:value-type="float">
            <text:p>168337650.25</text:p>
          </table:table-cell>
          <table:table-cell table:formula="of:=([.E20]-[.K$15])^2" office:value-type="float" office:value="88811776" calcext:value-type="float">
            <text:p>88811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38672" calcext:value-type="float">
            <text:p>138672</text:p>
          </table:table-cell>
          <table:table-cell office:value-type="float" office:value="155584" calcext:value-type="float">
            <text:p>155584</text:p>
          </table:table-cell>
          <table:table-cell office:value-type="float" office:value="135960" calcext:value-type="float">
            <text:p>135960</text:p>
          </table:table-cell>
          <table:table-cell table:number-columns-repeated="8"/>
          <table:table-cell table:formula="of:=([.B21]-[.H$15])^2" office:value-type="float" office:value="414556747.111111" calcext:value-type="float">
            <text:p>414556747.111111</text:p>
          </table:table-cell>
          <table:table-cell table:formula="of:=([.C21]-[.I$15])^2" office:value-type="float" office:value="755727590.25" calcext:value-type="float">
            <text:p>755727590.25</text:p>
          </table:table-cell>
          <table:table-cell table:formula="of:=([.D21]-[.J$15])^2" office:value-type="float" office:value="297476256.25" calcext:value-type="float">
            <text:p>297476256.25</text:p>
          </table:table-cell>
          <table:table-cell table:formula="of:=([.E21]-[.K$15])^2" office:value-type="float" office:value="414855424" calcext:value-type="float">
            <text:p>41485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768" calcext:value-type="float">
            <text:p>160768</text:p>
          </table:table-cell>
          <table:table-cell office:value-type="float" office:value="142896" calcext:value-type="float">
            <text:p>142896</text:p>
          </table:table-cell>
          <table:table-cell office:value-type="float" office:value="178072" calcext:value-type="float">
            <text:p>178072</text:p>
          </table:table-cell>
          <table:table-cell office:value-type="float" office:value="141320" calcext:value-type="float">
            <text:p>141320</text:p>
          </table:table-cell>
          <table:table-cell table:number-columns-repeated="8"/>
          <table:table-cell table:formula="of:=([.B22]-[.H$15])^2" office:value-type="float" office:value="579685877.777777" calcext:value-type="float">
            <text:p>579685877.777777</text:p>
          </table:table-cell>
          <table:table-cell table:formula="of:=([.C22]-[.I$15])^2" office:value-type="float" office:value="2564358960.25" calcext:value-type="float">
            <text:p>2564358960.25</text:p>
          </table:table-cell>
          <table:table-cell table:formula="of:=([.D22]-[.J$15])^2" office:value-type="float" office:value="631341002.25" calcext:value-type="float">
            <text:p>631341002.25</text:p>
          </table:table-cell>
          <table:table-cell table:formula="of:=([.E22]-[.K$15])^2" office:value-type="float" office:value="1625702400" calcext:value-type="float">
            <text:p>1625702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185035" calcext:value-type="float">
            <text:p>185035</text:p>
          </table:table-cell>
          <table:table-cell office:value-type="float" office:value="182345" calcext:value-type="float">
            <text:p>182345</text:p>
          </table:table-cell>
          <table:table-cell office:value-type="float" office:value="171112" calcext:value-type="float">
            <text:p>1711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3244" calcext:value-type="float">
            <text:p>183244</text:p>
          </table:table-cell>
          <table:table-cell office:value-type="float" office:value="208184" calcext:value-type="float">
            <text:p>208184</text:p>
          </table:table-cell>
          <table:table-cell office:value-type="float" office:value="190224" calcext:value-type="float">
            <text:p>190224</text:p>
          </table:table-cell>
          <table:table-cell office:value-type="float" office:value="191064" calcext:value-type="float">
            <text:p>19106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7008" calcext:value-type="float">
            <text:p>267008</text:p>
          </table:table-cell>
          <table:table-cell office:value-type="float" office:value="327568" calcext:value-type="float">
            <text:p>327568</text:p>
          </table:table-cell>
          <table:table-cell office:value-type="float" office:value="303688" calcext:value-type="float">
            <text:p>303688</text:p>
          </table:table-cell>
          <table:table-cell office:value-type="float" office:value="192344" calcext:value-type="float">
            <text:p>1923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0360" calcext:value-type="float">
            <text:p>320360</text:p>
          </table:table-cell>
          <table:table-cell office:value-type="float" office:value="613488" calcext:value-type="float">
            <text:p>613488</text:p>
          </table:table-cell>
          <table:table-cell office:value-type="float" office:value="315936" calcext:value-type="float">
            <text:p>315936</text:p>
          </table:table-cell>
          <table:table-cell office:value-type="float" office:value="225128" calcext:value-type="float">
            <text:p>225128</text:p>
          </table:table-cell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office:value-type="string" calcext:value-type="string">
            <text:p>promedio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 office:value-type="string" calcext:value-type="string">
            <text:p>Asm+4 lec-esc</text:p>
          </table:table-cell>
          <table:table-cell office:value-type="string" calcext:value-type="string">
            <text:p>Asm+8 lec-esc</text:p>
          </table:table-cell>
          <table:table-cell office:value-type="string" calcext:value-type="string">
            <text:p>Asm+16 lec-esc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H15]" office:value-type="float" office:value="159167.333333333" calcext:value-type="float">
            <text:p>159167.333333333</text:p>
          </table:table-cell>
          <table:table-cell table:formula="of:=[.I15]" office:value-type="float" office:value="157544.5" calcext:value-type="float">
            <text:p>157544.5</text:p>
          </table:table-cell>
          <table:table-cell table:formula="of:=[.J15]" office:value-type="float" office:value="165097.5" calcext:value-type="float">
            <text:p>165097.5</text:p>
          </table:table-cell>
          <table:table-cell table:formula="of:=[.K15]" office:value-type="float" office:value="150744" calcext:value-type="float">
            <text:p>150744</text:p>
          </table:table-cell>
          <table:table-cell table:formula="of:=[.I2]" office:value-type="float" office:value="176522.666666667" calcext:value-type="float">
            <text:p>176522.666666667</text:p>
          </table:table-cell>
          <table:table-cell table:formula="of:=[.J2]" office:value-type="float" office:value="161350.666666667" calcext:value-type="float">
            <text:p>161350.666666667</text:p>
          </table:table-cell>
          <table:table-cell table:formula="of:=[.K2]" office:value-type="float" office:value="171126.666666667" calcext:value-type="float">
            <text:p>171126.666666667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E15:Sheet1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31:49.224389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10:32:33.185711199</dc:date>
    <meta:generator>LibreOffice/4.2.6.3$Linux_X86_64 LibreOffice_project/420m0$Build-3</meta:generator>
    <meta:editing-duration>PT5M22S</meta:editing-duration>
    <meta:editing-cycles>4</meta:editing-cycles>
    <meta:document-statistic meta:table-count="1" meta:cell-count="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5.808cm" svg:y="0.316cm" chart:style-name="ch2">
          <text:p>Performance Cropflip</text:p>
        </chart:title>
        <chart:subtitle svg:x="3.268cm" svg:y="1.301cm" chart:style-name="ch3">
          <text:p>Variaciones con llamadas a memoria y op aridmeticas</text:p>
        </chart:subtitle>
        <chart:plot-area chart:style-name="ch4" table:cell-range-address="Sheet1.C29:Sheet1.I30" chart:data-source-has-labels="row" svg:x="1.33cm" svg:y="2.37cm" svg:width="14.022cm" svg:height="6.036cm">
          <chartooo:coordinate-region svg:x="2.692cm" svg:y="2.569cm" svg:width="12.24cm" svg:height="4.792cm"/>
          <chart:axis chart:dimension="x" chart:name="primary-x" chart:style-name="ch5" chartooo:axis-type="auto">
            <chartooo:date-scale/>
            <chart:categories table:cell-range-address="Sheet1.C29:Sheet1.I29"/>
          </chart:axis>
          <chart:axis chart:dimension="y" chart:name="primary-y" chart:style-name="ch6">
            <chart:title svg:x="0.451cm" svg:y="5.974cm" chart:style-name="ch7">
              <text:p>Tiempo</text:p>
            </chart:title>
            <chart:grid chart:style-name="ch8" chart:class="major"/>
          </chart:axis>
          <chart:series chart:style-name="ch9" chart:values-cell-range-address="Sheet1.C30:Sheet1.I30" chart:class="chart:bar"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C29:Sheet1.I29</svg:desc>
                </draw:g>
              </table:table-cell>
              <table:table-cell office:value-type="string">
                <text:p>Asm+4 op arit</text:p>
              </table:table-cell>
              <table:table-cell office:value-type="string">
                <text:p>Asm+8 op arit</text:p>
              </table:table-cell>
              <table:table-cell office:value-type="string">
                <text:p>Asm+16 op arit</text:p>
              </table:table-cell>
              <table:table-cell office:value-type="string">
                <text:p>Asm+4 lec-esc</text:p>
              </table:table-cell>
              <table:table-cell office:value-type="string">
                <text:p>Asm+8 lec-esc</text:p>
              </table:table-cell>
              <table:table-cell office:value-type="string">
                <text:p>Asm+16 lec-esc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159167.333333333">
                <text:p>159167.333333333</text:p>
                <draw:g>
                  <svg:desc>Sheet1.C30:Sheet1.I30</svg:desc>
                </draw:g>
              </table:table-cell>
              <table:table-cell office:value-type="float" office:value="157544.5">
                <text:p>157544.5</text:p>
              </table:table-cell>
              <table:table-cell office:value-type="float" office:value="165097.5">
                <text:p>165097.5</text:p>
              </table:table-cell>
              <table:table-cell office:value-type="float" office:value="150744">
                <text:p>150744</text:p>
              </table:table-cell>
              <table:table-cell office:value-type="float" office:value="176522.666666667">
                <text:p>176522.666666667</text:p>
              </table:table-cell>
              <table:table-cell office:value-type="float" office:value="161350.666666667">
                <text:p>161350.666666667</text:p>
              </table:table-cell>
              <table:table-cell office:value-type="float" office:value="171126.666666667">
                <text:p>171126.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4.288cm" svg:y="4.204cm" style:legend-expansion="high" chart:style-name="ch2"/>
        <chart:plot-area chart:style-name="ch3" table:cell-range-address="Sheet1.T1:Sheet1.W2" chart:data-source-has-labels="row" svg:x="0.769cm" svg:y="0.855cm" svg:width="12.881cm" svg:height="7.551cm">
          <chartooo:coordinate-region svg:x="2.872cm" svg:y="1.055cm" svg:width="10.778cm" svg:height="6.704cm"/>
          <chart:axis chart:dimension="x" chart:name="primary-x" chart:style-name="ch4" chartooo:axis-type="auto">
            <chartooo:date-scale/>
            <chart:categories table:cell-range-address="Sheet1.T1:Sheet1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2:Sheet1.W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T1:Sheet1.W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65379379.555556">
                <text:p>865379379.555556</text:p>
                <draw:g>
                  <svg:desc>Sheet1.T2:Sheet1.W2</svg:desc>
                </draw:g>
              </table:table-cell>
              <table:table-cell office:value-type="float" office:value="2134769528.88889">
                <text:p>2134769528.88889</text:p>
              </table:table-cell>
              <table:table-cell office:value-type="float" office:value="707891784.888889">
                <text:p>707891784.888889</text:p>
              </table:table-cell>
              <table:table-cell office:value-type="float" office:value="538433182.222222">
                <text:p>538433182.222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